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</style:style>
    <style:style style:name="P2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officeooo:paragraph-rsid="000fe999"/>
    </style:style>
    <style:style style:name="P3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officeooo:rsid="00043352" officeooo:paragraph-rsid="00043352"/>
    </style:style>
    <style:style style:name="P4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officeooo:rsid="000466bc" officeooo:paragraph-rsid="000466bc"/>
    </style:style>
    <style:style style:name="P5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officeooo:rsid="0004737e" officeooo:paragraph-rsid="0004737e"/>
    </style:style>
    <style:style style:name="P6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officeooo:rsid="0005fb3f" officeooo:paragraph-rsid="0005fb3f"/>
    </style:style>
    <style:style style:name="P7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officeooo:rsid="00060ac9" officeooo:paragraph-rsid="00060ac9"/>
    </style:style>
    <style:style style:name="P8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officeooo:rsid="0007908d" officeooo:paragraph-rsid="0007908d"/>
    </style:style>
    <style:style style:name="P9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officeooo:rsid="0008f63f" officeooo:paragraph-rsid="0008f63f"/>
    </style:style>
    <style:style style:name="P10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officeooo:rsid="000a71df" officeooo:paragraph-rsid="000a71df"/>
    </style:style>
    <style:style style:name="P11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officeooo:rsid="000ba9cd" officeooo:paragraph-rsid="000ba9cd"/>
    </style:style>
    <style:style style:name="P12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officeooo:rsid="000d1560" officeooo:paragraph-rsid="000d1560"/>
    </style:style>
    <style:style style:name="P13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officeooo:rsid="000d1560" officeooo:paragraph-rsid="000fe999"/>
    </style:style>
    <style:style style:name="P14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officeooo:rsid="000fe999" officeooo:paragraph-rsid="000fe999"/>
    </style:style>
    <style:style style:name="P15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officeooo:rsid="0010d4f2" officeooo:paragraph-rsid="0010d4f2"/>
    </style:style>
    <style:style style:name="P16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officeooo:rsid="00121cee" officeooo:paragraph-rsid="00121cee"/>
    </style:style>
    <style:style style:name="P17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officeooo:rsid="0012e958" officeooo:paragraph-rsid="0012e958"/>
    </style:style>
    <style:style style:name="P18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officeooo:rsid="001485c9" officeooo:paragraph-rsid="001485c9"/>
    </style:style>
    <style:style style:name="P19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officeooo:rsid="001522ee" officeooo:paragraph-rsid="001522ee"/>
    </style:style>
    <style:style style:name="P20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officeooo:rsid="0016146c" officeooo:paragraph-rsid="0016146c"/>
    </style:style>
    <style:style style:name="P21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officeooo:rsid="0017d239" officeooo:paragraph-rsid="0017d239"/>
    </style:style>
    <style:style style:name="P22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officeooo:rsid="000e9ab7" officeooo:paragraph-rsid="000e9ab7"/>
    </style:style>
    <style:style style:name="P23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officeooo:rsid="00184712" officeooo:paragraph-rsid="00184712"/>
    </style:style>
    <style:style style:name="P24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/>
      <style:text-properties fo:font-weight="bold" officeooo:rsid="00043352" officeooo:paragraph-rsid="00043352" style:font-weight-asian="bold" style:font-weight-complex="bold"/>
    </style:style>
    <style:style style:name="P25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officeooo:rsid="000ba9cd" officeooo:paragraph-rsid="000ba9cd"/>
    </style:style>
    <style:style style:name="P26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officeooo:rsid="00187fa0" officeooo:paragraph-rsid="00187fa0"/>
    </style:style>
    <style:style style:name="T1" style:family="text">
      <style:text-properties officeooo:rsid="0005fb3f"/>
    </style:style>
    <style:style style:name="T2" style:family="text">
      <style:text-properties officeooo:rsid="00060ac9"/>
    </style:style>
    <style:style style:name="T3" style:family="text">
      <style:text-properties officeooo:rsid="000a71df"/>
    </style:style>
    <style:style style:name="T4" style:family="text">
      <style:text-properties officeooo:rsid="000ba9cd"/>
    </style:style>
    <style:style style:name="T5" style:family="text">
      <style:text-properties officeooo:rsid="00121cee"/>
    </style:style>
    <style:style style:name="T6" style:family="text">
      <style:text-properties officeooo:rsid="0012e958"/>
    </style:style>
    <style:style style:name="T7" style:family="text">
      <style:text-properties officeooo:rsid="001485c9"/>
    </style:style>
    <style:style style:name="T8" style:family="text">
      <style:text-properties officeooo:rsid="0016146c"/>
    </style:style>
    <style:style style:name="T9" style:family="text">
      <style:text-properties officeooo:rsid="0017d23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Список возможных источников данных для анализа</text:p>
      <text:p text:style-name="P1"/>
      <text:p text:style-name="P3">1) База данных изображений ImageNet</text:p>
      <text:p text:style-name="P3"><text:a xlink:type="simple" xlink:href="http://image-net.org/" text:style-name="Internet_20_link" text:visited-style-name="Visited_20_Internet_20_Link">http://image-net.org/</text:a></text:p>
      <text:p text:style-name="P3">Содержит больше 14 миллионов изображений, разбитых на категории, которые могут быть использованы при разработке методов распознавания изображений. </text:p>
      <text:p text:style-name="P4">2) Набор данных об университетах</text:p>
      <text:p text:style-name="P4"><text:a xlink:type="simple" xlink:href="http://archive.ics.uci.edu/ml/datasets/University" text:style-name="Internet_20_link" text:visited-style-name="Visited_20_Internet_20_Link">http://archive.ics.uci.edu/ml/datasets/University</text:a></text:p>
      <text:p text:style-name="P4">Содержит набор атрибутивной и количественной информации о 285 университетах, и может быть использован для статистической обработки. Информация представлена в виде списков в формате Lisp</text:p>
      <text:p text:style-name="P4">3) Портал открытых данных Российской Федерации</text:p>
      <text:p text:style-name="P4"><text:a xlink:type="simple" xlink:href="http://data.gov.ru/" text:style-name="Internet_20_link" text:visited-style-name="Visited_20_Internet_20_Link">http://data.gov.ru/</text:a></text:p>
      <text:p text:style-name="P4">Содержит большое количество «наборов» данных, разбитых на категории («Образование», «Экология», «Картография» и т. д.). Есть API для поиска и получения данных. Данные в основном представлены в формате CSV.</text:p>
      <text:p text:style-name="P4">4) Данные спутников Landsat</text:p>
      <text:p text:style-name="P4"><text:a xlink:type="simple" xlink:href="https://landsat.usgs.gov/landsat-8" text:style-name="Internet_20_link" text:visited-style-name="Visited_20_Internet_20_Link">https://landsat.usgs.gov/landsat-8</text:a></text:p>
      <text:p text:style-name="P5">Программа Landsat нацелена на получение спутниковых снимков поверхности Земли. В настоящее время функционируют два спутника, осуществляющие съёмку с высоким разрешением в различных спектральных диапазонах. Данные принципиально могут быть использованы в картографии и разнообразном машинном обучении, но задача явно нетривиальная</text:p>
      <text:p text:style-name="P5">5) <text:span text:style-name="T1">Социальная сеть Facebook</text:span></text:p>
      <text:p text:style-name="P6"><text:a xlink:type="simple" xlink:href="https://developers.facebook.com/" text:style-name="Internet_20_link" text:visited-style-name="Visited_20_Internet_20_Link">https://developers.facebook.com/</text:a></text:p>
      <text:p text:style-name="P6">Facebook предоставляет API для внешних разработчиков, которые позволяют разрабатывать приложения для работы с данными о пользователях, и, например, анализировать социальные связи</text:p>
      <text:p text:style-name="P6">6) <text:span text:style-name="T2">Другие социальные сети, которых в наше время достаточно много…</text:span></text:p>
      <text:p text:style-name="P7">Twitter, Instagram, Linkedin, Slack, Google Plus и т. д. и т.п. </text:p>
      <text:p text:style-name="P8">7) Сайт о трудоустройстве HeadHunter</text:p>
      <text:p text:style-name="P8"><text:a xlink:type="simple" xlink:href="https://hh.ru/" text:style-name="Internet_20_link" text:visited-style-name="Visited_20_Internet_20_Link">https://hh.ru/</text:a></text:p>
      <text:p text:style-name="P8">В открытом виде данных, по-видимому, не предоставляют. Однако возможно извлекать данных из HTML и их анализировать. </text:p>
      <text:p text:style-name="P8"><text:a xlink:type="simple" xlink:href="https://habrahabr.ru/post/271407/" text:style-name="Internet_20_link" text:visited-style-name="Visited_20_Internet_20_Link">https://habrahabr.ru/post/271407/</text:a></text:p>
      <text:p text:style-name="P8"><text:soft-page-break/><text:a xlink:type="simple" xlink:href="https://elibrary.ru/item.asp?id=27474611" text:style-name="Internet_20_link" text:visited-style-name="Visited_20_Internet_20_Link">https://elibrary.ru/item.asp?id=27474611</text:a></text:p>
      <text:p text:style-name="P9">8) Набор открытых данных Росреестра</text:p>
      <text:p text:style-name="P9"><text:a xlink:type="simple" xlink:href="https://rosreestr.ru/wps/portal/cc_ib_opendata" text:style-name="Internet_20_link" text:visited-style-name="Visited_20_Internet_20_Link">https://rosreestr.ru/wps/portal/cc_ib_opendata</text:a></text:p>
      <text:p text:style-name="P9">Кадастровая карта, различные реестры лицензий, образовательных организаций, статистическая информация, и т. п. В формате CSV</text:p>
      <text:p text:style-name="P10">К сожалению, данных источник, как и другие источники открытых данных в России, имеет ряд недостатков, отмеченных, например, в статье:</text:p>
      <text:p text:style-name="P10"><text:a xlink:type="simple" xlink:href="https://habrahabr.ru/post/331036/" text:style-name="Internet_20_link" text:visited-style-name="Visited_20_Internet_20_Link">https://habrahabr.ru/post/331036/</text:a></text:p>
      <text:p text:style-name="P9">9) <text:span text:style-name="T3">Портал открытых данных Национального управления по аэронавтике и исследованию космического пространства (NASA)</text:span></text:p>
      <text:p text:style-name="P10"><text:a xlink:type="simple" xlink:href="https://data.nasa.gov/" text:style-name="Internet_20_link" text:visited-style-name="Visited_20_Internet_20_Link">https://data.nasa.gov/</text:a></text:p>
      <text:p text:style-name="P10">Содержит огромное количество данных по различным вопросам, связанным с исследованиями и освоением космического пространства, спутникам, экзопланетам, и т. д.</text:p>
      <text:p text:style-name="P9">10) <text:span text:style-name="T4">Набор данных об оценке стоимости автомобилей</text:span></text:p>
      <text:p text:style-name="P11"><text:a xlink:type="simple" xlink:href="http://archive.ics.uci.edu/ml/datasets/Car+Evaluation" text:style-name="Internet_20_link" text:visited-style-name="Visited_20_Internet_20_Link">http://archive.ics.uci.edu/ml/datasets/Car+Evaluation</text:a></text:p>
      <text:p text:style-name="P11">Содержит 1728 записей об оцененной стоимости автомобиля в зависимости от его технических и пользовательских характеристик. Может быть использован для статистической обработки</text:p>
      <text:p text:style-name="P11">11) <text:span text:style-name="T5">Набор аудио-данных AudioSet</text:span></text:p>
      <text:p text:style-name="P11"><text:a xlink:type="simple" xlink:href="https://research.google.com/audioset/" text:style-name="Internet_20_link" text:visited-style-name="Visited_20_Internet_20_Link">https://research.google.com/audioset/</text:a></text:p>
      <text:p text:style-name="P16">Содержит большое количество размеченных аудио-фрагментов с YouTube.</text:p>
      <text:p text:style-name="P11">12) Набор текстовых фрагментов из статей Википедии WikiText</text:p>
      <text:p text:style-name="P11"><text:a xlink:type="simple" xlink:href="https://einstein.ai/research/the-wikitext-long-term-dependency-language-modeling-dataset" text:style-name="Internet_20_link" text:visited-style-name="Visited_20_Internet_20_Link">https://einstein.ai/research/the-wikitext-long-term-dependency-language-modeling-dataset</text:a></text:p>
      <text:p text:style-name="P16">Может быть использован при разработке программ для обработки естественного языка</text:p>
      <text:p text:style-name="P11">13) <text:span text:style-name="T6">Сайт Open Street Map</text:span></text:p>
      <text:p text:style-name="P11"><text:a xlink:type="simple" xlink:href="https://www.openstreetmap.org/#map=3/69.62/-74.90" text:style-name="Internet_20_link" text:visited-style-name="Visited_20_Internet_20_Link">https://www.openstreetmap.org/#map=3/69.62/-74.90</text:a></text:p>
      <text:p text:style-name="P17">Международный проект по сбору картографических данных. Предоставляет удобные инструменты для участия, например, редактор JOSM</text:p>
      <text:p text:style-name="P11">14) Данные всемирного банка</text:p>
      <text:p text:style-name="P11"><text:a xlink:type="simple" xlink:href="http://www.worldbank.org/" text:style-name="Internet_20_link" text:visited-style-name="Visited_20_Internet_20_Link">http://www.worldbank.org/</text:a></text:p>
      <text:p text:style-name="P18">Содержит различные статистические данные по мировой экономике, демографии, занятости, и т.д.</text:p>
      <text:p text:style-name="P11">15) <text:span text:style-name="T7">Сайт </text:span>Всемирн<text:span text:style-name="T7">ой</text:span> организаци<text:span text:style-name="T7">и</text:span> Здравоохранения</text:p>
      <text:p text:style-name="P11"><text:a xlink:type="simple" xlink:href="http://www.who.int/gho/en/" text:style-name="Internet_20_link" text:visited-style-name="Visited_20_Internet_20_Link">http://www.who.int/gho/en/</text:a></text:p>
      <text:p text:style-name="P19"><text:soft-page-break/>Даёт доступ к множеству данных, касающихся различных аспектов здоровья, демографии, преступности, заболеваемости, и т.д.</text:p>
      <text:p text:style-name="P11">16) Сайт, посвящённый открытым данным</text:p>
      <text:p text:style-name="P11"><text:a xlink:type="simple" xlink:href="https://opendatacharter.net/" text:style-name="Internet_20_link" text:visited-style-name="Visited_20_Internet_20_Link">https://opendatacharter.net/</text:a></text:p>
      <text:p text:style-name="P19">Данные по агрокультуре, политике, демографии, и т. д. Большинство данных представлены в виде отчётов, т. е. это <text:span text:style-name="T4">не сырые данные, а обработанные</text:span></text:p>
      <text:p text:style-name="P11">17) <text:span text:style-name="T8">Сайт, посвящённый обработке данных</text:span></text:p>
      <text:p text:style-name="P12"><text:a xlink:type="simple" xlink:href="https://data.world/" text:style-name="Internet_20_link" text:visited-style-name="Visited_20_Internet_20_Link">https://data.world/</text:a></text:p>
      <text:p text:style-name="P20">Участники сообщества публикуют свои проекты, обмениваются наборами данных.</text:p>
      <text:p text:style-name="P12">18) <text:span text:style-name="T8">Сайт о Data Science kaggle.com</text:span></text:p>
      <text:p text:style-name="P20">Один из известных сайтов, посвящённый Data Science. Вот, например, набор данных о еде:</text:p>
      <text:p text:style-name="P12"><text:a xlink:type="simple" xlink:href="https://www.kaggle.com/openfoodfacts/world-food-facts" text:style-name="Internet_20_link" text:visited-style-name="Visited_20_Internet_20_Link">https://www.kaggle.com/openfoodfacts/world-food-facts</text:a></text:p>
      <text:p text:style-name="P26">(примечание: я наткнулся на этот файл ещё до того, как начала делать домашнее заданию в Jupyter. Неожиданно оказалось, что вы его там тоже использовали. Это случайное совпадение)</text:p>
      <text:p text:style-name="P12">19) Новостные сайты, например, Lenta.ru</text:p>
      <text:p text:style-name="P21">Проект, посвящённый сбору публикаций Lenta.ru:</text:p>
      <text:p text:style-name="P12"><text:a xlink:type="simple" xlink:href="https://github.com/leominov/lenta-ru-api" text:style-name="Internet_20_link" text:visited-style-name="Visited_20_Internet_20_Link">https://github.com/leominov/lenta-ru-api</text:a></text:p>
      <text:p text:style-name="P22">20) Сайт <text:span text:style-name="T9">Федерального института промышленной собственности (</text:span>ФИПС)</text:p>
      <text:p text:style-name="P21"><text:a xlink:type="simple" xlink:href="http://www1.fips.ru/wps/wcm/connect/content_ru/ru" text:style-name="Internet_20_link" text:visited-style-name="Visited_20_Internet_20_Link">http://www1.fips.ru/wps/wcm/connect/content_ru/ru</text:a></text:p>
      <text:p text:style-name="P21">Содержит базы данных полезных моделей, патентов, товарных знаков, и т. д., а также инструменты для поиска. </text:p>
      <text:p text:style-name="P14">21) <text:span text:style-name="T9">Примеры использования GitHub для хранения и распространения данных </text:span>github open data</text:p>
      <text:p text:style-name="P14"><text:a xlink:type="simple" xlink:href="https://github.com/collections/open-data" text:style-name="Internet_20_link" text:visited-style-name="Visited_20_Internet_20_Link">https://github.com/collections/open-data</text:a></text:p>
      <text:p text:style-name="P21">Например, каталог открытых экзопланет:</text:p>
      <text:p text:style-name="P21"><text:a xlink:type="simple" xlink:href="https://github.com/OpenExoplanetCatalogue/open_exoplanet_catalogue" text:style-name="Internet_20_link" text:visited-style-name="Visited_20_Internet_20_Link">https://github.com/OpenExoplanetCatalogue/open_exoplanet_catalogue</text:a></text:p>
      <text:p text:style-name="P15">22) Данные о фильмах IMDB</text:p>
      <text:p text:style-name="P15"><text:a xlink:type="simple" xlink:href="http://www.imdb.com/interfaces/" text:style-name="Internet_20_link" text:visited-style-name="Visited_20_Internet_20_Link">http://www.imdb.com/interfaces/</text:a></text:p>
      <text:p text:style-name="P23">Данные о мировой киноиндустрии. Требует наличия учётной записи Amazon</text:p>
      <text:p text:style-name="P13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19:21:50.970928610</meta:creation-date>
    <dc:date>2017-11-05T17:03:07.389779256</dc:date>
    <meta:editing-duration>PT49M42S</meta:editing-duration>
    <meta:editing-cycles>19</meta:editing-cycles>
    <meta:generator>LibreOffice/5.1.6.2$Linux_X86_64 LibreOffice_project/10m0$Build-2</meta:generator>
    <meta:document-statistic meta:table-count="0" meta:image-count="0" meta:object-count="0" meta:page-count="3" meta:paragraph-count="72" meta:word-count="556" meta:character-count="5005" meta:non-whitespace-character-count="4517"/>
  </office:meta>
</office:document-meta>
</file>